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1a8743" officeooo:paragraph-rsid="001a8743"/>
    </style:style>
    <style:style style:name="P3" style:family="paragraph" style:parent-style-name="Standard">
      <style:text-properties fo:color="#069a2e" officeooo:rsid="001a06a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06a7"/>
    </style:style>
    <style:style style:name="T3" style:family="text">
      <style:text-properties fo:color="#069a2e"/>
    </style:style>
    <style:style style:name="T4" style:family="text">
      <style:text-properties fo:color="#069a2e" officeooo:rsid="001a06a7"/>
    </style:style>
    <style:style style:name="T5" style:family="text">
      <style:text-properties fo:color="#069a2e" officeooo:rsid="001a8743"/>
    </style:style>
    <style:style style:name="T6" style:family="text">
      <style:text-properties fo:color="#069a2e" officeooo:rsid="001b91b2"/>
    </style:style>
    <style:style style:name="T7" style:family="text">
      <style:text-properties fo:color="#069a2e" officeooo:rsid="001c63ed"/>
    </style:style>
    <style:style style:name="T8" style:family="text">
      <style:text-properties fo:color="#069a2e" officeooo:rsid="001caa94"/>
    </style:style>
    <style:style style:name="T9" style:family="text">
      <style:text-properties fo:color="#069a2e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mmencement speech¹ by Steve Jobs for graduates of Stanford University (Stanford is a town not far from San Francisco in California). Delivered on June 12th, 2005</text:p>
      <text:p text:style-name="P1">1.- Watch the first past and answer the questions:</text:p>
      <text:p text:style-name="Standard"><text:tab/>1. Has Steve Jobs ever graduated from college? (in the US, college = university)</text:p>
      <text:p text:style-name="Standard"><text:tab/><text:tab/><text:span text:style-name="T4">No, he droped out after 18 months</text:span></text:p>
      <text:p text:style-name="Standard"><text:tab/>2. What is he going to tell in his speech?</text:p>
      <text:p text:style-name="Standard"><text:tab/><text:tab/><text:span text:style-name="T4">Three stories of his life</text:span></text:p>
      <text:p text:style-name="P3"/>
      <text:p text:style-name="P1">2.- Before you watch the second part.</text:p>
      <text:p text:style-name="Standard"><text:tab/>3. What do you think the saying “connecting the dots” means?</text:p>
      <text:p text:style-name="Standard"><text:tab/><text:tab/><text:span text:style-name="T4">Connecting situations of his life</text:span></text:p>
      <text:p text:style-name="P1">3.- After you watch. Answer these questions:</text:p>
      <text:p text:style-name="Standard"><text:span text:style-name="T2">`</text:span>4. What was Jobs' biological mother's wish?</text:p>
      <text:p text:style-name="P2"><text:tab/><text:span text:style-name="T3">She wanted his son to be adopted by graduated parents</text:span></text:p>
      <text:p text:style-name="Standard"><text:tab/></text:p>
      <text:p text:style-name="Standard">5. What were his adoptive parents like? How did they fulfill the wish of his biological mother?</text:p>
      <text:p text:style-name="Standard"><text:tab/><text:span text:style-name="T5">His adoptive father had never graduated from high school and his adoptive mother had never <text:tab/>graduated from college.</text:span></text:p>
      <text:p text:style-name="Standard"><text:span text:style-name="T5"><text:tab/></text:span><text:span text:style-name="T6">They promised that Steve will go to college</text:span></text:p>
      <text:p text:style-name="Standard">6. Why did Steve drop out from college? Did it make him happier?</text:p>
      <text:p text:style-name="Standard"><text:tab/><text:span text:style-name="T6">College didn’t answer his most important questions, so he drop out of college, and had to <text:tab/>sleep at the floor of some friends room, </text:span></text:p>
      <text:p text:style-name="Standard">7. How did he save money while at college?</text:p>
      <text:p text:style-name="Standard"><text:tab/><text:span text:style-name="T7">He returned coke bottles for 0.05$</text:span></text:p>
      <text:p text:style-name="Standard"/>
      <text:p text:style-name="Standard">8. Which course did he take? Why?</text:p>
      <text:p text:style-name="Standard"><text:tab/><text:span text:style-name="T7">Caligraphy course, because he had free time and he loved it</text:span></text:p>
      <text:p text:style-name="Standard"/>
      <text:p text:style-name="Standard">9. How was this course useful?</text:p>
      <text:p text:style-name="Standard"><text:tab/><text:span text:style-name="T7">He designed Mac letter based on the caligraphy course he took.</text:span></text:p>
      <text:p text:style-name="Standard"/>
      <text:p text:style-name="P1">Before you watch the third part.</text:p>
      <text:p text:style-name="Standard">10. What do you know about Apple Company?</text:p>
      <text:p text:style-name="Standard"><text:tab/><text:span text:style-name="T8">Apple Company was created by Steve Jobs and Steve Wozniak, and this company growed in <text:tab/>a massive way</text:span></text:p>
      <text:p text:style-name="Standard"/>
      <text:p text:style-name="P1">After you watch. Choose the correct answer:</text:p>
      <text:p text:style-name="Standard"><text:tab/>11. Jobs and his partner started the company in his parents' <text:span text:style-name="T9">garage </text:span><text:span text:style-name="T1">/ flat / shop.</text:span></text:p>
      <text:p text:style-name="Standard"><text:tab/>12. When Jobs turned 30, he was <text:span text:style-name="T1">promoted / </text:span><text:span text:style-name="T9">fired</text:span><text:span text:style-name="T1"> / awarded a prize.</text:span></text:p>
      <text:p text:style-name="Standard"><text:tab/>13. After that he was <text:span text:style-name="T1">okay / </text:span><text:span text:style-name="T9">at a loss</text:span><text:span text:style-name="T1"> / happy to start over.</text:span></text:p>
      <text:p text:style-name="Standard"><text:tab/>14. The next few years were the most creative period of Jobs' life and he <text:span text:style-name="T1">started two new</text:span></text:p>
      <text:p text:style-name="P1"><text:tab/>companies / started Pixar / <text:span text:style-name="T3">started two new companies and got married.</text:span></text:p>
      <text:p text:style-name="Standard"><text:tab/>15. Steve Jobs returned to Apple because <text:span text:style-name="T1">he was invited again / </text:span><text:span text:style-name="T9">Apple bought one of his</text:span></text:p>
      <text:p text:style-name="P1"><text:span text:style-name="T3"><text:tab/>companies </text:span>/ he became rich and bought Apple.</text:p>
      <text:p text:style-name="Standard"><text:tab/>16. The main idea of this story is <text:span text:style-name="T1">never give up / </text:span><text:span text:style-name="T9">love what you do</text:span><text:span text:style-name="T1"> / when you lose <text:tab/>something, you'll always find something else.</text:span></text:p>
      <text:p text:style-name="P1"/>
      <text:p text:style-name="P1">Before you watch the final part:</text:p>
      <text:p text:style-name="Standard">17. Why do you think his third story is about death?</text:p>
      <text:p text:style-name="Standard"><text:tab/></text:p>
      <text:p text:style-name="Standard">After you watch the final part, answer these questions:</text:p>
      <text:p text:style-name="Standard">18. What question does he ask himself every morning?</text:p>
      <text:p text:style-name="Standard"><text:soft-page-break/><text:tab/>19. Why does he think the concept of death is important?</text:p>
      <text:p text:style-name="Standard"><text:tab/>20. What happened to him a year ago?</text:p>
      <text:p text:style-name="Standard"><text:tab/>21. What was the Google of the 60s like? What was its name?</text:p>
      <text:p text:style-name="Standard"><text:tab/>22. “Stay hungry. Stay foolish” – where do these words come from?</text:p>
      <text:p text:style-name="Standard"><text:tab/>23. What do you think is the message in these final words of the speech?</text:p>
      <text:p text:style-name="P1">If you had to give a commencement speech today for students beginning bachillerato next year,</text:p>
      <text:p text:style-name="P1">what would you include in it? Write your own commencement speech.</text:p>
      <text:p text:style-name="Standard">¹ A commencement speech is an opportunity to share your experience, values and advice with graduates.</text:p>
      <text:p text:style-name="Standard">Videoclip source: https://www.youtube.com/watch?v=UF8uR6Z6KLc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0T20:59:24.711270559</meta:creation-date>
    <dc:date>2021-09-13T20:01:47.909821741</dc:date>
    <meta:editing-duration>PT7M32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50" meta:word-count="552" meta:character-count="3050" meta:non-whitespace-character-count="2509"/>
  </office:meta>
</office:document-meta>
</file>